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weight="bold" officeooo:rsid="00011d5d" officeooo:paragraph-rsid="00011d5d" style:font-weight-asian="bold" style:font-weight-complex="bold"/>
    </style:style>
    <style:style style:name="P2" style:family="paragraph" style:parent-style-name="Standard">
      <style:text-properties fo:font-style="italic" fo:font-weight="bold" officeooo:rsid="00011d5d" officeooo:paragraph-rsid="00011d5d" style:font-style-asian="italic" style:font-weight-asian="bold" style:font-style-complex="italic" style:font-weight-complex="bold"/>
    </style:style>
    <style:style style:name="P3" style:family="paragraph" style:parent-style-name="Standard">
      <style:text-properties officeooo:paragraph-rsid="00011d5d"/>
    </style:style>
    <style:style style:name="P4" style:family="paragraph" style:parent-style-name="Standard" style:list-style-name="L1">
      <style:text-properties fo:font-style="normal" fo:font-weight="normal" officeooo:rsid="00011d5d" officeooo:paragraph-rsid="00011d5d" style:font-style-asian="normal" style:font-weight-asian="normal" style:font-style-complex="normal" style:font-weight-complex="normal"/>
    </style:style>
    <style:style style:name="P5" style:family="paragraph" style:parent-style-name="Standard" style:list-style-name="L2">
      <style:text-properties fo:font-style="normal" fo:font-weight="normal" officeooo:rsid="00011d5d" officeooo:paragraph-rsid="00011d5d" style:font-style-asian="normal" style:font-weight-asian="normal" style:font-style-complex="normal" style:font-weight-complex="normal"/>
    </style:style>
    <style:style style:name="P6" style:family="paragraph" style:parent-style-name="Standard" style:list-style-name="L2">
      <style:text-properties fo:font-style="normal" fo:font-weight="normal" officeooo:rsid="000ab629" officeooo:paragraph-rsid="000ab629" style:font-style-asian="normal" style:font-weight-asian="normal" style:font-style-complex="normal" style:font-weight-complex="normal"/>
    </style:style>
    <style:style style:name="P7" style:family="paragraph" style:parent-style-name="Standard" style:list-style-name="L2">
      <style:text-properties fo:font-style="normal" fo:font-weight="normal" officeooo:rsid="000c8765" officeooo:paragraph-rsid="000c8765" style:font-style-asian="normal" style:font-weight-asian="normal" style:font-style-complex="normal" style:font-weight-complex="normal"/>
    </style:style>
    <style:style style:name="P8" style:family="paragraph" style:parent-style-name="Standard" style:list-style-name="L2">
      <style:text-properties fo:font-style="normal" fo:font-weight="normal" officeooo:rsid="0013909b" officeooo:paragraph-rsid="0013909b" style:font-style-asian="normal" style:font-weight-asian="normal" style:font-style-complex="normal" style:font-weight-complex="normal"/>
    </style:style>
    <style:style style:name="P9" style:family="paragraph" style:parent-style-name="Standard" style:list-style-name="L2">
      <style:text-properties officeooo:paragraph-rsid="00011d5d"/>
    </style:style>
    <style:style style:name="P10" style:family="paragraph" style:parent-style-name="Standard" style:list-style-name="L2">
      <style:text-properties officeooo:paragraph-rsid="00104a37"/>
    </style:style>
    <style:style style:name="P11" style:family="paragraph" style:parent-style-name="Standard" style:list-style-name="L2">
      <style:text-properties fo:font-style="italic" fo:font-weight="bold" officeooo:rsid="000ab629" officeooo:paragraph-rsid="000ab629" style:font-style-asian="italic" style:font-weight-asian="bold" style:font-style-complex="italic" style:font-weight-complex="bold"/>
    </style:style>
    <style:style style:name="P12" style:family="paragraph" style:parent-style-name="Standard" style:list-style-name="L2">
      <style:text-properties fo:font-style="italic" fo:font-weight="bold" officeooo:rsid="000c8765" officeooo:paragraph-rsid="000c8765" style:font-style-asian="italic" style:font-weight-asian="bold" style:font-style-complex="italic" style:font-weight-complex="bold"/>
    </style:style>
    <style:style style:name="P13" style:family="paragraph" style:parent-style-name="Standard" style:list-style-name="L2">
      <style:text-properties fo:font-style="italic" fo:font-weight="bold" officeooo:rsid="0013909b" officeooo:paragraph-rsid="0013909b" style:font-style-asian="italic" style:font-weight-asian="bold" style:font-style-complex="italic" style:font-weight-complex="bold"/>
    </style:style>
    <style:style style:name="P14" style:family="paragraph" style:parent-style-name="Text_20_body" style:list-style-name="L2">
      <style:text-properties officeooo:paragraph-rsid="0005685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011d5d" style:font-style-asian="normal" style:font-weight-asian="normal" style:font-style-complex="normal" style:font-weight-complex="normal"/>
    </style:style>
    <style:style style:name="T3" style:family="text">
      <style:text-properties fo:font-style="normal" fo:font-weight="normal" officeooo:rsid="001727d1" style:font-style-asian="normal" style:font-weight-asian="normal" style:font-style-complex="normal" style:font-weight-complex="normal"/>
    </style:style>
    <style:style style:name="T4" style:family="text">
      <style:text-properties fo:font-weight="bold"/>
    </style:style>
    <style:style style:name="T5" style:family="text">
      <style:text-properties officeooo:rsid="0005fd24"/>
    </style:style>
    <style:style style:name="T6" style:family="text">
      <style:text-properties officeooo:rsid="00080988"/>
    </style:style>
    <style:style style:name="T7" style:family="text">
      <style:text-properties officeooo:rsid="0009d818"/>
    </style:style>
    <style:style style:name="T8" style:family="text">
      <style:text-properties fo:font-weight="normal" style:font-weight-asian="normal" style:font-weight-complex="normal"/>
    </style:style>
    <style:style style:name="T9" style:family="text">
      <style:text-properties fo:font-style="italic" fo:font-weight="bold" officeooo:rsid="00104a37" style:font-style-asian="italic" style:font-weight-asian="bold" style:font-style-complex="italic" style:font-weight-complex="bold"/>
    </style:style>
    <style:style style:name="T10" style:family="text">
      <style:text-properties fo:font-style="italic" fo:font-weight="bold" officeooo:rsid="0013909b" style:font-style-asian="italic" style:font-weight-asian="bold" style:font-style-complex="italic" style:font-weight-complex="bold"/>
    </style:style>
    <style:style style:name="T11" style:family="text">
      <style:text-properties officeooo:rsid="001236d2"/>
    </style:style>
    <style:style style:name="T12" style:family="text">
      <style:text-properties officeooo:rsid="0013909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 SHELL FEATURES</text:p>
      <text:p text:style-name="P1">(SOURCE: GNU BASH REFERENCE MANUAL, bogotobogo.<text:span text:style-name="T6">com, tutorialspoint.</text:span><text:span text:style-name="T7">com, tldp.</text:span><text:span text:style-name="T11">org</text:span>)</text:p>
      <text:p text:style-name="P1"/>
      <text:p text:style-name="P2">QUOTING:-</text:p>
      <text:p text:style-name="P2"/>
      <text:list xml:id="list1340390485" text:style-name="L1">
        <text:list-item>
          <text:p text:style-name="P4">Quoting is used to remove the special meaning of certain characters or words to the shell.</text:p>
        </text:list-item>
      </text:list>
      <text:list xml:id="list2249805485" text:style-name="L2">
        <text:list-header>
          <text:p text:style-name="P5">Quoting can be used to disable special treatment for special characters, to prevent reserved</text:p>
          <text:p text:style-name="P9"><text:span text:style-name="T2">words from being recognized as such, and to prevent parameter expansion. </text:span>Sometimes you will want to use special characters literally, i.e., without their special meanings. This is called <text:span text:style-name="Emphasis">quoting</text:span>. If you surround a string of characters with single quotation marks (or <text:span text:style-name="Emphasis">quotes</text:span>), you strip all characters within the quotes of any special meaning they might have.</text:p>
          <text:p text:style-name="P9"/>
        </text:list-header>
        <text:list-item>
          <text:p text:style-name="P14">Unix Shell provides various metacharacters which have special meaning while using them in any Shell Script and causes termination of a word unless quoted. For example, <text:span text:style-name="T4">?</text:span> matches with a single character while listing files in a directory and an <text:span text:style-name="T4">*</text:span> matches more than one character. Here is a list of most of the shell special characters. Sometimes we need to pass <text:span text:style-name="Source_20_Text">metacharacters</text:span> to the command being run and do not want the shell to interpret them. <text:span text:style-name="T5">Quoting is the </text:span>options to avoid shell interpretation of <text:span text:style-name="Source_20_Text">metacharacters</text:span>.</text:p>
          <text:p text:style-name="P9">There are three quoting mechanisms: the escape character, single quotes, and double</text:p>
          <text:p text:style-name="P9">quotes:</text:p>
          <text:p text:style-name="P9"/>
        </text:list-item>
        <text:list-item>
          <text:p text:style-name="P11">Escape Character:- <text:span text:style-name="T1">A non-quoted backslash ‘\’ is the Bash escape character. It preserves the literal value of the next character that follows, with the exception of newline. If a \newline pair appears, and the backslash itself is not quoted, the \newline is treated as a line continuation.</text:span></text:p>
          <text:p text:style-name="P6"/>
        </text:list-item>
        <text:list-item>
          <text:p text:style-name="P12">Single Quot<text:span text:style-name="T12">ing</text:span>:-<text:span text:style-name="T8"> </text:span><text:span text:style-name="T1"><text:s/>Enclosing characters in single quotes (‘’) preserves the literal value of each character within the quotes. A single quote may not occur between single quotes, even when preceded by a backslash.</text:span></text:p>
          <text:p text:style-name="P7"/>
        </text:list-item>
        <text:list-item>
          <text:p text:style-name="P10"><text:span text:style-name="T9">Double Quot</text:span><text:span text:style-name="T10">ing</text:span><text:span text:style-name="T9">:- </text:span><text:span text:style-name="T1">Using double quotes the literal value of all characters enclosed is preserved, except for the dollar sign, the backticks (backward single quotes, ``) and the backslash. </text:span>The dollar sign and the backticks retain their special meaning within the double quotes. The backslash retains its meaning only when followed by dollar, backtick, double quote, backslash or newline. Within double quotes, the backslashes are removed from the input stream when followed by one of these characters. Backslashes preceding characters that don't have a special meaning are left unmodified for processing by the shell interpreter.</text:p>
        </text:list-item>
      </text:list>
      <text:p text:style-name="Text_20_body"><text:tab/>A double quote may be quoted within double quotes by preceding it with a backslash.</text:p>
      <text:list xml:id="list225505889420778" text:continue-numbering="true" text:style-name="L2">
        <text:list-item>
          <text:p text:style-name="P13">ANSI-C Quoting:- <text:span text:style-name="T1">Words of the form $’string’ are treated specially. The word expands to string, with backslash-escaped characters replaced as specified by the ANSI C standard. Backslash escape sequences, if present, are decoded as follows:</text:span></text:p>
          <text:list>
            <text:list-item>
              <text:p text:style-name="P8">\a <text:tab/>alert (bell)</text:p>
            </text:list-item>
            <text:list-item>
              <text:p text:style-name="P8">\b<text:tab/> backspace</text:p>
            </text:list-item>
            <text:list-item>
              <text:p text:style-name="P13"><text:span text:style-name="T3">\e (or) </text:span><text:span text:style-name="T1">\E <text:tab/>an escape character (not ANSI C)</text:span></text:p>
            </text:list-item>
            <text:list-item>
              <text:p text:style-name="P8">\f<text:tab/> form feed</text:p>
            </text:list-item>
            <text:list-item>
              <text:p text:style-name="P8">\n<text:tab/> newline</text:p>
            </text:list-item>
            <text:list-item>
              <text:p text:style-name="P8">\r <text:tab/> carriage return</text:p>
            </text:list-item>
            <text:list-item>
              <text:p text:style-name="P8">\t<text:tab/> horizontal tab</text:p>
            </text:list-item>
            <text:list-item>
              <text:p text:style-name="P8">\v<text:tab/> vertical tab</text:p>
            </text:list-item>
            <text:list-item>
              <text:p text:style-name="P8"><text:soft-page-break/>\\ <text:tab/>backslash</text:p>
            </text:list-item>
            <text:list-item>
              <text:p text:style-name="P8">\’ <text:tab/>single quote</text:p>
            </text:list-item>
            <text:list-item>
              <text:p text:style-name="P8">\" <text:tab/>double quote</text:p>
            </text:list-item>
            <text:list-item>
              <text:p text:style-name="P8">\? <text:tab/>question mark</text:p>
            </text:list-item>
            <text:list-item>
              <text:p text:style-name="P8">\xHH<text:tab/> the eight-bit character whose value is the hexadecimal value HH (one or two hex <text:tab/> digits)</text:p>
            </text:list-item>
            <text:list-item>
              <text:p text:style-name="P8">\uHHHH <text:tab/>the Unicode (ISO/IEC 10646) character whose value is the hexadecimal <text:tab/><text:tab/><text:tab/>value HHHH (one to four hex digits)</text:p>
            </text:list-item>
            <text:list-item>
              <text:p text:style-name="P8">\UHHHHHHHH<text:tab/>the Unicode (ISO/IEC 10646) character whose value is the <text:tab/><text:tab/><text:tab/><text:tab/>hexadecimal value HHHHHHHH (one to eight hex digits)</text:p>
            </text:list-item>
            <text:list-item>
              <text:p text:style-name="P8">\cx<text:tab/>a control-x character</text:p>
            </text:list-item>
            <text:list-item>
              <text:p text:style-name="P8">\nnn <text:tab/>the eight-bit character whose value is the octal value nnn (one to three octal</text:p>
              <text:list>
                <text:list-item>
                  <text:list>
                    <text:list-header>
                      <text:p text:style-name="P8">digits)</text:p>
                      <text:p text:style-name="P8"/>
                    </text:list-header>
                  </text:list>
                </text:list-item>
              </text:list>
            </text:list-item>
          </text:list>
        </text:list-item>
        <text:list-item>
          <text:p text:style-name="P8"/>
        </text:list-item>
      </text:list>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21:01:38.787365119</meta:creation-date>
    <meta:generator>LibreOffice/7.3.4.1$Linux_X86_64 LibreOffice_project/30$Build-1</meta:generator>
    <dc:date>2022-06-04T22:55:04.679709321</dc:date>
    <meta:editing-duration>PT2H37M10S</meta:editing-duration>
    <meta:editing-cycles>24</meta:editing-cycles>
    <meta:document-statistic meta:table-count="0" meta:image-count="0" meta:object-count="0" meta:page-count="2" meta:paragraph-count="38" meta:word-count="567" meta:character-count="3404" meta:non-whitespace-character-count="2876"/>
  </office:meta>
</office:document-meta>
</file>